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7374in"/>
    </style:style>
    <style:style style:name="co6" style:family="table-column">
      <style:table-column-properties fo:break-before="auto" style:column-width="0.4799in"/>
    </style:style>
    <style:style style:name="co7" style:family="table-column">
      <style:table-column-properties fo:break-before="auto" style:column-width="0.8319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5327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0.6173in"/>
    </style:style>
    <style:style style:name="co12" style:family="table-column">
      <style:table-column-properties fo:break-before="auto" style:column-width="0.84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cceptance_smearRMS_shift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0" table:default-cell-style-name="ce2"/>
        <table:table-column table:style-name="co12" table:number-columns-repeated="4" table:default-cell-style-name="ce3"/>
        <table:table-column table:style-name="co13" table:number-columns-repeated="1008" table:default-cell-style-name="ce1"/>
        <table:table-row table:style-name="ro1">
          <table:table-cell office:value-type="string" calcext:value-type="string" table:number-columns-spanned="11" table:number-rows-spanned="1">
            <text:p>change in “smear” is % change in RMS and change in shift is “deg” change in theta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sym_ori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asym_acc1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asym_e_acc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th_ori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th_e_acc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qsq_ori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qsq_e_acc</text:p>
          </table:table-cell>
          <table:table-cell office:value-type="string" calcext:value-type="string">
            <text:p>RM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0" calcext:value-type="float">
            <text:p>0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59.305" calcext:value-type="float">
            <text:p>559.305</text:p>
          </table:table-cell>
          <table:table-cell office:value-type="float" office:value="81.2006" calcext:value-type="float">
            <text:p>81.201</text:p>
          </table:table-cell>
          <table:table-cell office:value-type="float" office:value="560.278" calcext:value-type="float">
            <text:p>560.278</text:p>
          </table:table-cell>
          <table:table-cell office:value-type="float" office:value="81.1071" calcext:value-type="float">
            <text:p>81.107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7743" calcext:value-type="float">
            <text:p>4.67743</text:p>
          </table:table-cell>
          <table:table-cell office:value-type="float" office:value="0.517669" calcext:value-type="float">
            <text:p>0.518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12835" calcext:value-type="float">
            <text:p>0.00612835</text:p>
          </table:table-cell>
          <table:table-cell office:value-type="float" office:value="0.0013739" calcext:value-type="float">
            <text:p>0.001373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1" calcext:value-type="float">
            <text:p>1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57.98" calcext:value-type="float">
            <text:p>557.98</text:p>
          </table:table-cell>
          <table:table-cell office:value-type="float" office:value="82.0006" calcext:value-type="float">
            <text:p>82.001</text:p>
          </table:table-cell>
          <table:table-cell office:value-type="float" office:value="558.957" calcext:value-type="float">
            <text:p>558.957</text:p>
          </table:table-cell>
          <table:table-cell office:value-type="float" office:value="81.905" calcext:value-type="float">
            <text:p>81.905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6988" calcext:value-type="float">
            <text:p>4.66988</text:p>
          </table:table-cell>
          <table:table-cell office:value-type="float" office:value="0.5221" calcext:value-type="float">
            <text:p>0.522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11009" calcext:value-type="float">
            <text:p>0.00611009</text:p>
          </table:table-cell>
          <table:table-cell office:value-type="float" office:value="0.00138392" calcext:value-type="float">
            <text:p>0.001383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2" calcext:value-type="float">
            <text:p>2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56.682" calcext:value-type="float">
            <text:p>556.682</text:p>
          </table:table-cell>
          <table:table-cell office:value-type="float" office:value="82.7403" calcext:value-type="float">
            <text:p>82.740</text:p>
          </table:table-cell>
          <table:table-cell office:value-type="float" office:value="557.66" calcext:value-type="float">
            <text:p>557.66</text:p>
          </table:table-cell>
          <table:table-cell office:value-type="float" office:value="82.6419" calcext:value-type="float">
            <text:p>82.642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6247" calcext:value-type="float">
            <text:p>4.66247</text:p>
          </table:table-cell>
          <table:table-cell office:value-type="float" office:value="0.526221" calcext:value-type="float">
            <text:p>0.526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09217" calcext:value-type="float">
            <text:p>0.00609217</text:p>
          </table:table-cell>
          <table:table-cell office:value-type="float" office:value="0.00139337" calcext:value-type="float">
            <text:p>0.001393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3" calcext:value-type="float">
            <text:p>3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55.394" calcext:value-type="float">
            <text:p>555.394</text:p>
          </table:table-cell>
          <table:table-cell office:value-type="float" office:value="83.4485" calcext:value-type="float">
            <text:p>83.449</text:p>
          </table:table-cell>
          <table:table-cell office:value-type="float" office:value="556.372" calcext:value-type="float">
            <text:p>556.372</text:p>
          </table:table-cell>
          <table:table-cell office:value-type="float" office:value="83.3482" calcext:value-type="float">
            <text:p>83.348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5511" calcext:value-type="float">
            <text:p>4.65511</text:p>
          </table:table-cell>
          <table:table-cell office:value-type="float" office:value="0.53018" calcext:value-type="float">
            <text:p>0.530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07436" calcext:value-type="float">
            <text:p>0.00607436</text:p>
          </table:table-cell>
          <table:table-cell office:value-type="float" office:value="0.00140248" calcext:value-type="float">
            <text:p>0.001402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-1" calcext:value-type="float">
            <text:p>-1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60.619" calcext:value-type="float">
            <text:p>560.619</text:p>
          </table:table-cell>
          <table:table-cell office:value-type="float" office:value="80.4012" calcext:value-type="float">
            <text:p>80.401</text:p>
          </table:table-cell>
          <table:table-cell office:value-type="float" office:value="561.59" calcext:value-type="float">
            <text:p>561.59</text:p>
          </table:table-cell>
          <table:table-cell office:value-type="float" office:value="80.3071" calcext:value-type="float">
            <text:p>80.307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8493" calcext:value-type="float">
            <text:p>4.68493</text:p>
          </table:table-cell>
          <table:table-cell office:value-type="float" office:value="0.513215" calcext:value-type="float">
            <text:p>0.513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14649" calcext:value-type="float">
            <text:p>0.00614649</text:p>
          </table:table-cell>
          <table:table-cell office:value-type="float" office:value="0.00136377" calcext:value-type="float">
            <text:p>0.00136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-2" calcext:value-type="float">
            <text:p>-2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61.918" calcext:value-type="float">
            <text:p>561.918</text:p>
          </table:table-cell>
          <table:table-cell office:value-type="float" office:value="79.6045" calcext:value-type="float">
            <text:p>79.605</text:p>
          </table:table-cell>
          <table:table-cell office:value-type="float" office:value="562.89" calcext:value-type="float">
            <text:p>562.89</text:p>
          </table:table-cell>
          <table:table-cell office:value-type="float" office:value="79.5085" calcext:value-type="float">
            <text:p>79.509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9236" calcext:value-type="float">
            <text:p>4.69236</text:p>
          </table:table-cell>
          <table:table-cell office:value-type="float" office:value="0.508756" calcext:value-type="float">
            <text:p>0.509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16451" calcext:value-type="float">
            <text:p>0.00616451</text:p>
          </table:table-cell>
          <table:table-cell office:value-type="float" office:value="0.00135358" calcext:value-type="float">
            <text:p>0.001353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ar</text:p>
          </table:table-cell>
          <table:table-cell office:value-type="float" office:value="-3" calcext:value-type="float">
            <text:p>-3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63.205" calcext:value-type="float">
            <text:p>563.205</text:p>
          </table:table-cell>
          <table:table-cell office:value-type="float" office:value="78.8096" calcext:value-type="float">
            <text:p>78.810</text:p>
          </table:table-cell>
          <table:table-cell office:value-type="float" office:value="564.178" calcext:value-type="float">
            <text:p>564.178</text:p>
          </table:table-cell>
          <table:table-cell office:value-type="float" office:value="78.7096" calcext:value-type="float">
            <text:p>78.710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9973" calcext:value-type="float">
            <text:p>4.69973</text:p>
          </table:table-cell>
          <table:table-cell office:value-type="float" office:value="0.504282" calcext:value-type="float">
            <text:p>0.504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1824" calcext:value-type="float">
            <text:p>0.00618240</text:p>
          </table:table-cell>
          <table:table-cell office:value-type="float" office:value="0.00134329" calcext:value-type="float">
            <text:p>0.001343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" calcext:value-type="float">
            <text:p>0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59.305" calcext:value-type="float">
            <text:p>559.305</text:p>
          </table:table-cell>
          <table:table-cell office:value-type="float" office:value="81.2006" calcext:value-type="float">
            <text:p>81.201</text:p>
          </table:table-cell>
          <table:table-cell office:value-type="float" office:value="560.278" calcext:value-type="float">
            <text:p>560.278</text:p>
          </table:table-cell>
          <table:table-cell office:value-type="float" office:value="81.1071" calcext:value-type="float">
            <text:p>81.107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67743" calcext:value-type="float">
            <text:p>4.67743</text:p>
          </table:table-cell>
          <table:table-cell office:value-type="float" office:value="0.517669" calcext:value-type="float">
            <text:p>0.518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12835" calcext:value-type="float">
            <text:p>0.00612835</text:p>
          </table:table-cell>
          <table:table-cell office:value-type="float" office:value="0.0013739" calcext:value-type="float">
            <text:p>0.001373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1" calcext:value-type="float">
            <text:p>0.1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75.028" calcext:value-type="float">
            <text:p>575.028</text:p>
          </table:table-cell>
          <table:table-cell office:value-type="float" office:value="78.6661" calcext:value-type="float">
            <text:p>78.666</text:p>
          </table:table-cell>
          <table:table-cell office:value-type="float" office:value="576.054" calcext:value-type="float">
            <text:p>576.054</text:p>
          </table:table-cell>
          <table:table-cell office:value-type="float" office:value="78.6507" calcext:value-type="float">
            <text:p>78.651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77694" calcext:value-type="float">
            <text:p>4.77694</text:p>
          </table:table-cell>
          <table:table-cell office:value-type="float" office:value="0.517454" calcext:value-type="float">
            <text:p>0.517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38846" calcext:value-type="float">
            <text:p>0.00638846</text:p>
          </table:table-cell>
          <table:table-cell office:value-type="float" office:value="0.00140175" calcext:value-type="float">
            <text:p>0.001401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2" calcext:value-type="float">
            <text:p>0.2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90.273" calcext:value-type="float">
            <text:p>590.273</text:p>
          </table:table-cell>
          <table:table-cell office:value-type="float" office:value="75.9463" calcext:value-type="float">
            <text:p>75.946</text:p>
          </table:table-cell>
          <table:table-cell office:value-type="float" office:value="591.375" calcext:value-type="float">
            <text:p>591.375</text:p>
          </table:table-cell>
          <table:table-cell office:value-type="float" office:value="76.0292" calcext:value-type="float">
            <text:p>76.029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87641" calcext:value-type="float">
            <text:p>4.87641</text:p>
          </table:table-cell>
          <table:table-cell office:value-type="float" office:value="0.517288" calcext:value-type="float">
            <text:p>0.517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65394" calcext:value-type="float">
            <text:p>0.00665394</text:p>
          </table:table-cell>
          <table:table-cell office:value-type="float" office:value="0.00142971" calcext:value-type="float">
            <text:p>0.001429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3" calcext:value-type="float">
            <text:p>0.3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605.008" calcext:value-type="float">
            <text:p>605.008</text:p>
          </table:table-cell>
          <table:table-cell office:value-type="float" office:value="73.0874" calcext:value-type="float">
            <text:p>73.087</text:p>
          </table:table-cell>
          <table:table-cell office:value-type="float" office:value="606.212" calcext:value-type="float">
            <text:p>606.212</text:p>
          </table:table-cell>
          <table:table-cell office:value-type="float" office:value="73.2692" calcext:value-type="float">
            <text:p>73.269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97588" calcext:value-type="float">
            <text:p>4.97588</text:p>
          </table:table-cell>
          <table:table-cell office:value-type="float" office:value="0.517211" calcext:value-type="float">
            <text:p>0.517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692494" calcext:value-type="float">
            <text:p>0.00692494</text:p>
          </table:table-cell>
          <table:table-cell office:value-type="float" office:value="0.00145792" calcext:value-type="float">
            <text:p>0.001457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4" calcext:value-type="float">
            <text:p>0.4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619.188" calcext:value-type="float">
            <text:p>619.188</text:p>
          </table:table-cell>
          <table:table-cell office:value-type="float" office:value="70.1677" calcext:value-type="float">
            <text:p>70.168</text:p>
          </table:table-cell>
          <table:table-cell office:value-type="float" office:value="620.539" calcext:value-type="float">
            <text:p>620.539</text:p>
          </table:table-cell>
          <table:table-cell office:value-type="float" office:value="70.3998" calcext:value-type="float">
            <text:p>70.400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5.07538" calcext:value-type="float">
            <text:p>5.07538</text:p>
          </table:table-cell>
          <table:table-cell office:value-type="float" office:value="0.517204" calcext:value-type="float">
            <text:p>0.517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720147" calcext:value-type="float">
            <text:p>0.00720147</text:p>
          </table:table-cell>
          <table:table-cell office:value-type="float" office:value="0.00148632" calcext:value-type="float">
            <text:p>0.001486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.5" calcext:value-type="float">
            <text:p>0.5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632.839" calcext:value-type="float">
            <text:p>632.839</text:p>
          </table:table-cell>
          <table:table-cell office:value-type="float" office:value="67.206" calcext:value-type="float">
            <text:p>67.206</text:p>
          </table:table-cell>
          <table:table-cell office:value-type="float" office:value="634.338" calcext:value-type="float">
            <text:p>634.338</text:p>
          </table:table-cell>
          <table:table-cell office:value-type="float" office:value="67.4629" calcext:value-type="float">
            <text:p>67.463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5.17496" calcext:value-type="float">
            <text:p>5.17496</text:p>
          </table:table-cell>
          <table:table-cell office:value-type="float" office:value="0.51731" calcext:value-type="float">
            <text:p>0.517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748365" calcext:value-type="float">
            <text:p>0.00748365</text:p>
          </table:table-cell>
          <table:table-cell office:value-type="float" office:value="0.00151496" calcext:value-type="float">
            <text:p>0.001514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1" calcext:value-type="float">
            <text:p>-0.1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43.318" calcext:value-type="float">
            <text:p>543.318</text:p>
          </table:table-cell>
          <table:table-cell office:value-type="float" office:value="83.2454" calcext:value-type="float">
            <text:p>83.245</text:p>
          </table:table-cell>
          <table:table-cell office:value-type="float" office:value="544.276" calcext:value-type="float">
            <text:p>544.276</text:p>
          </table:table-cell>
          <table:table-cell office:value-type="float" office:value="83.0765" calcext:value-type="float">
            <text:p>83.077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57896" calcext:value-type="float">
            <text:p>4.57896</text:p>
          </table:table-cell>
          <table:table-cell office:value-type="float" office:value="0.516439" calcext:value-type="float">
            <text:p>0.516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58759" calcext:value-type="float">
            <text:p>0.00587590</text:p>
          </table:table-cell>
          <table:table-cell office:value-type="float" office:value="0.0013437" calcext:value-type="float">
            <text:p>0.001343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2" calcext:value-type="float">
            <text:p>-0.2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26.933" calcext:value-type="float">
            <text:p>526.933</text:p>
          </table:table-cell>
          <table:table-cell office:value-type="float" office:value="85.0903" calcext:value-type="float">
            <text:p>85.090</text:p>
          </table:table-cell>
          <table:table-cell office:value-type="float" office:value="527.892" calcext:value-type="float">
            <text:p>527.892</text:p>
          </table:table-cell>
          <table:table-cell office:value-type="float" office:value="84.8738" calcext:value-type="float">
            <text:p>84.874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48041" calcext:value-type="float">
            <text:p>4.48041</text:p>
          </table:table-cell>
          <table:table-cell office:value-type="float" office:value="0.51531" calcext:value-type="float">
            <text:p>0.515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562866" calcext:value-type="float">
            <text:p>0.00562866</text:p>
          </table:table-cell>
          <table:table-cell office:value-type="float" office:value="0.00131375" calcext:value-type="float">
            <text:p>0.001313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3" calcext:value-type="float">
            <text:p>-0.3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510.284" calcext:value-type="float">
            <text:p>510.284</text:p>
          </table:table-cell>
          <table:table-cell office:value-type="float" office:value="86.6392" calcext:value-type="float">
            <text:p>86.639</text:p>
          </table:table-cell>
          <table:table-cell office:value-type="float" office:value="511.26" calcext:value-type="float">
            <text:p>511.26</text:p>
          </table:table-cell>
          <table:table-cell office:value-type="float" office:value="86.3715" calcext:value-type="float">
            <text:p>86.372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38231" calcext:value-type="float">
            <text:p>4.38231</text:p>
          </table:table-cell>
          <table:table-cell office:value-type="float" office:value="0.513697" calcext:value-type="float">
            <text:p>0.514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538772" calcext:value-type="float">
            <text:p>0.00538772</text:p>
          </table:table-cell>
          <table:table-cell office:value-type="float" office:value="0.0012831" calcext:value-type="float">
            <text:p>0.001283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4" calcext:value-type="float">
            <text:p>-0.4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493.414" calcext:value-type="float">
            <text:p>493.414</text:p>
          </table:table-cell>
          <table:table-cell office:value-type="float" office:value="87.8535" calcext:value-type="float">
            <text:p>87.854</text:p>
          </table:table-cell>
          <table:table-cell office:value-type="float" office:value="494.453" calcext:value-type="float">
            <text:p>494.453</text:p>
          </table:table-cell>
          <table:table-cell office:value-type="float" office:value="87.5386" calcext:value-type="float">
            <text:p>87.539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28482" calcext:value-type="float">
            <text:p>4.28482</text:p>
          </table:table-cell>
          <table:table-cell office:value-type="float" office:value="0.511427" calcext:value-type="float">
            <text:p>0.511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515335" calcext:value-type="float">
            <text:p>0.00515335</text:p>
          </table:table-cell>
          <table:table-cell office:value-type="float" office:value="0.00125148" calcext:value-type="float">
            <text:p>0.00125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5" calcext:value-type="float">
            <text:p>-0.5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81.1074" calcext:value-type="float">
            <text:p>81.107</text:p>
          </table:table-cell>
          <table:table-cell office:value-type="float" office:value="476.263" calcext:value-type="float">
            <text:p>476.263</text:p>
          </table:table-cell>
          <table:table-cell office:value-type="float" office:value="88.876" calcext:value-type="float">
            <text:p>88.876</text:p>
          </table:table-cell>
          <table:table-cell office:value-type="float" office:value="477.399" calcext:value-type="float">
            <text:p>477.399</text:p>
          </table:table-cell>
          <table:table-cell office:value-type="float" office:value="88.5313" calcext:value-type="float">
            <text:p>88.531</text:p>
          </table:table-cell>
          <table:table-cell office:value-type="float" office:value="4.68074" calcext:value-type="float">
            <text:p>4.68074</text:p>
          </table:table-cell>
          <table:table-cell office:value-type="float" office:value="0.517275" calcext:value-type="float">
            <text:p>0.517</text:p>
          </table:table-cell>
          <table:table-cell office:value-type="float" office:value="4.18731" calcext:value-type="float">
            <text:p>4.18731</text:p>
          </table:table-cell>
          <table:table-cell office:value-type="float" office:value="0.509319" calcext:value-type="float">
            <text:p>0.509</text:p>
          </table:table-cell>
          <table:table-cell office:value-type="float" office:value="0.00612786" calcext:value-type="float">
            <text:p>0.00612786</text:p>
          </table:table-cell>
          <table:table-cell office:value-type="float" office:value="0.00137029" calcext:value-type="float">
            <text:p>0.00137029</text:p>
          </table:table-cell>
          <table:table-cell office:value-type="float" office:value="0.00492424" calcext:value-type="float">
            <text:p>0.00492424</text:p>
          </table:table-cell>
          <table:table-cell office:value-type="float" office:value="0.00122026" calcext:value-type="float">
            <text:p>0.00122026</text:p>
          </table:table-cell>
          <table:table-cell table:number-columns-repeated="100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0-23T09:16:09.998620000</dc:date>
    <meta:editing-duration>PT3M11S</meta:editing-duration>
    <meta:editing-cycles>2</meta:editing-cycles>
    <meta:generator>LibreOffice/6.3.4.2$MacOSX_X86_64 LibreOffice_project/60da17e045e08f1793c57c00ba83cdfce946d0aa</meta:generator>
    <meta:document-statistic meta:table-count="1" meta:cell-count="305" meta:object-count="0"/>
  </office:meta>
</office:document-meta>
</file>